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>jdbc.driverClassName = com.mysql.jdbc.Driver</text:p>
      <text:p text:style-name="Standard">jdbc.url = jdbc:mysql://localhost:3306/AsienWay</text:p>
      <text:p text:style-name="Standard">jdbc.username = root</text:p>
      <text:p text:style-name="Standard">jdbc.password =</text:p>
      <text:p text:style-name="Standard">hibernate.dialect = org.hibernate.dialect.MySQLDialect</text:p>
      <text:p text:style-name="Standard"/>
      <text:p text:style-name="Standard">spring.datasource.url=jdbc:mysql://localhost:3306/AsienWay</text:p>
      <text:p text:style-name="Standard">spring.datasource.username=</text:p>
      <text:p text:style-name="Standard">spring.datasource.password=</text:p>
      <text:p text:style-name="Standard">spring.datasource.driver-class-name=com.mysql.jdbc.Driver</text:p>
      <text:p text:style-name="Standard">spring.jpa.database-platform =org.hibernate.dialect.MySQL5Dialect</text:p>
      <text:p text:style-name="Standard">spring.jpa.generate-ddl=true</text:p>
      <text:p text:style-name="Standard">spring.jpa.hibernate.ddl-auto =update</text:p>
      <text:p text:style-name="Standard"/>
      <text:p text:style-name="Standard">{</text:p>
      <text:p text:style-name="Standard"><text:s text:c="8"/>"selected": false,</text:p>
      <text:p text:style-name="Standard"><text:s text:c="8"/>"price": 2.4,</text:p>
      <text:p text:style-name="Standard"><text:s text:c="8"/>"item_id": 11,</text:p>
      <text:p text:style-name="Standard"><text:s text:c="8"/>"item_name": "beef burger",</text:p>
      <text:p text:style-name="Standard"><text:s text:c="8"/>"item_category": "burger",</text:p>
      <text:p text:style-name="Standard"><text:s text:c="8"/>"item_Description": "mit sauce",</text:p>
      <text:p text:style-name="Standard"><text:s text:c="8"/>"item_extra_description": "mit fleisch",</text:p>
      <text:p text:style-name="Standard"><text:s text:c="8"/>"item_extra_price": 1.5,</text:p>
      <text:p text:style-name="Standard"><text:s text:c="8"/>"item_large_price": 2.8,</text:p>
      <text:p text:style-name="Standard"><text:s text:c="8"/>"item_small_price": 2.1,</text:p>
      <text:p text:style-name="Standard"><text:s text:c="8"/>"item_family_price": 6.2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7T07:23:19.354412833</meta:creation-date>
    <dc:date>2020-09-27T07:24:23.784220539</dc:date>
    <meta:editing-duration>PT1M7S</meta:editing-duration>
    <meta:editing-cycles>1</meta:editing-cycles>
    <meta:document-statistic meta:table-count="0" meta:image-count="0" meta:object-count="0" meta:page-count="1" meta:paragraph-count="25" meta:word-count="50" meta:character-count="835" meta:non-whitespace-character-count="722"/>
    <meta:generator>LibreOffice/6.4.5.2$Linux_X86_64 LibreOffice_project/40$Build-2</meta:generator>
  </office:meta>
</office:document-meta>
</file>